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12.19cm"/>
      <style:paragraph-properties style:writing-mode="lr-tb"/>
    </style:style>
    <style:style style:name="pr7" style:family="presentation" style:parent-style-name="Default-outline1">
      <style:graphic-properties fo:min-height="4.106cm"/>
      <style:paragraph-properties style:writing-mode="lr-tb"/>
    </style:style>
    <style:style style:name="co1" style:family="table-column">
      <style:table-column-properties style:column-width="6.149cm" style:use-optimal-column-width="false"/>
    </style:style>
    <style:style style:name="co2" style:family="table-column">
      <style:table-column-properties style:column-width="6.148cm" style:use-optimal-column-width="false"/>
    </style:style>
    <style:style style:name="co3" style:family="table-column">
      <style:table-column-properties style:column-width="2.173cm" style:use-optimal-column-width="false"/>
    </style:style>
    <style:style style:name="co4" style:family="table-column">
      <style:table-column-properties style:column-width="4.068cm" style:use-optimal-column-width="false"/>
    </style:style>
    <style:style style:name="co5" style:family="table-column">
      <style:table-column-properties style:column-width="4.38cm" style:use-optimal-column-width="false"/>
    </style:style>
    <style:style style:name="ro1" style:family="table-row">
      <style:table-row-properties style:row-height="0.866cm" style:use-optimal-row-height="false"/>
    </style:style>
    <style:style style:name="ro2" style:family="table-row">
      <style:table-row-properties style:row-height="0.888cm" style:use-optimal-row-height="false"/>
    </style:style>
    <style:style style:name="ro3" style:family="table-row">
      <style:table-row-properties style:row-height="0.816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 fo:text-align="center"/>
    </style:style>
    <style:style style:name="P5" style:family="paragraph">
      <style:paragraph-properties fo:margin-top="0.5cm" fo:margin-bottom="0cm" fo:text-align="center" style:writing-mode="lr-tb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P8" style:family="paragraph">
      <style:paragraph-properties style:text-autospace="none"/>
      <style:text-properties fo:font-size="14pt" style:font-size-asian="14pt" style:font-size-complex="14pt"/>
    </style:style>
    <style:style style:name="P9" style:family="paragraph">
      <style:paragraph-properties fo:text-align="end" style:text-autospace="none"/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istoria pewnej korporacji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unkcje Okna</text:p>
            <text:p>(<text:span text:style-name="T1">Wind</text:span><text:span text:style-name="T1">ow </text:span><text:span text:style-name="T1">Functi</text:span><text:span text:style-name="T1">ons</text:span>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Historia pewnej korporacji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ne, analizy, raporty w arkuszu kalkulacyjnym</text:p>
              </text:list-item>
              <text:list-item>
                <text:p>Limity danych, wydajności :(</text:p>
              </text:list-item>
              <text:list-item>
                <text:p>Migracja do relacyjnej bazy danych :)</text:p>
              </text:list-item>
              <text:list-item>
                <text:p>Dane, analizy, raporty w SQL</text:p>
              </text:list-item>
              <text:list-item>
                <text:p>Problemy wydajnościowe :(</text:p>
              </text:list-item>
              <text:list-item>
                <text:p>Optymalizacja :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text-style-name="P5" draw:layer="layout" svg:width="25.199cm" svg:height="2.629cm" svg:x="1.4cm" svg:y="0.628cm" presentation:class="title">
          <draw:text-box>
            <text:p text:style-name="P4">Historia pewnej korporacji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2">
              <text:list-item>
                <text:p>Dane sprzedażowe</text:p>
              </text:list-item>
              <text:list-item>
                <text:p>Cele sprzedażowe</text:p>
              </text:list-item>
            </text:list>
          </draw:text-box>
        </draw:frame>
        <draw:frame draw:style-name="standard" draw:layer="layout" svg:width="12.296cm" svg:height="11.543cm" svg:x="14.313cm" svg:y="3.685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6"><text:span text:style-name="T2">SaleDate</text:span></text:p>
              </table:table-cell>
              <table:table-cell>
                <text:p text:style-name="P6"><text:span text:style-name="T2">SaleAmount</text:span></text:p>
              </table:table-cell>
            </table:table-row>
            <table:table-row table:style-name="ro2" table:default-cell-style-name="gray2">
              <table:table-cell>
                <text:p text:style-name="P7"><text:span text:style-name="T2">2023-01-31</text:span></text:p>
              </table:table-cell>
              <table:table-cell>
                <text:p text:style-name="P7"><text:span text:style-name="T2">12540.75</text:span></text:p>
              </table:table-cell>
            </table:table-row>
            <table:table-row table:style-name="ro2" table:default-cell-style-name="gray1">
              <table:table-cell>
                <text:p text:style-name="P7"><text:span text:style-name="T2">2023-02-28</text:span></text:p>
              </table:table-cell>
              <table:table-cell>
                <text:p text:style-name="P7"><text:span text:style-name="T2">11230.4</text:span></text:p>
              </table:table-cell>
            </table:table-row>
            <table:table-row table:style-name="ro2" table:default-cell-style-name="gray2">
              <table:table-cell>
                <text:p text:style-name="P7"><text:span text:style-name="T2">2023-03-31</text:span></text:p>
              </table:table-cell>
              <table:table-cell>
                <text:p text:style-name="P7"><text:span text:style-name="T2">15480.1</text:span></text:p>
              </table:table-cell>
            </table:table-row>
            <table:table-row table:style-name="ro2" table:default-cell-style-name="gray1">
              <table:table-cell>
                <text:p text:style-name="P7"><text:span text:style-name="T2">2023-04-30</text:span></text:p>
              </table:table-cell>
              <table:table-cell>
                <text:p text:style-name="P7"><text:span text:style-name="T2">13200.99</text:span></text:p>
              </table:table-cell>
            </table:table-row>
            <table:table-row table:style-name="ro2" table:default-cell-style-name="gray2">
              <table:table-cell>
                <text:p text:style-name="P7"><text:span text:style-name="T2">2023-05-31</text:span></text:p>
              </table:table-cell>
              <table:table-cell>
                <text:p text:style-name="P7"><text:span text:style-name="T2">17850.25</text:span></text:p>
              </table:table-cell>
            </table:table-row>
            <table:table-row table:style-name="ro2" table:default-cell-style-name="gray1">
              <table:table-cell>
                <text:p text:style-name="P7"><text:span text:style-name="T2">2023-06-30</text:span></text:p>
              </table:table-cell>
              <table:table-cell>
                <text:p text:style-name="P7"><text:span text:style-name="T2">16670.55</text:span></text:p>
              </table:table-cell>
            </table:table-row>
            <table:table-row table:style-name="ro2" table:default-cell-style-name="gray2">
              <table:table-cell>
                <text:p text:style-name="P7"><text:span text:style-name="T2">2023-07-31</text:span></text:p>
              </table:table-cell>
              <table:table-cell>
                <text:p text:style-name="P7"><text:span text:style-name="T2">18990</text:span></text:p>
              </table:table-cell>
            </table:table-row>
            <table:table-row table:style-name="ro2" table:default-cell-style-name="gray1">
              <table:table-cell>
                <text:p text:style-name="P7"><text:span text:style-name="T2">2023-08-31</text:span></text:p>
              </table:table-cell>
              <table:table-cell>
                <text:p text:style-name="P7"><text:span text:style-name="T2">17850.25</text:span></text:p>
              </table:table-cell>
            </table:table-row>
            <table:table-row table:style-name="ro2" table:default-cell-style-name="gray2">
              <table:table-cell>
                <text:p text:style-name="P7"><text:span text:style-name="T2">2023-09-30</text:span></text:p>
              </table:table-cell>
              <table:table-cell>
                <text:p text:style-name="P7"><text:span text:style-name="T2">16220.8</text:span></text:p>
              </table:table-cell>
            </table:table-row>
            <table:table-row table:style-name="ro2" table:default-cell-style-name="gray1">
              <table:table-cell>
                <text:p text:style-name="P7"><text:span text:style-name="T2">2023-10-31</text:span></text:p>
              </table:table-cell>
              <table:table-cell>
                <text:p text:style-name="P7"><text:span text:style-name="T2">19550.6</text:span></text:p>
              </table:table-cell>
            </table:table-row>
            <table:table-row table:style-name="ro2" table:default-cell-style-name="gray2">
              <table:table-cell>
                <text:p text:style-name="P7"><text:span text:style-name="T2">2023-11-30</text:span></text:p>
              </table:table-cell>
              <table:table-cell>
                <text:p text:style-name="P7"><text:span text:style-name="T2">18310.5</text:span></text:p>
              </table:table-cell>
            </table:table-row>
            <table:table-row table:style-name="ro2" table:default-cell-style-name="gray1">
              <table:table-cell>
                <text:p text:style-name="P7"><text:span text:style-name="T2">2023-12-31</text:span></text:p>
              </table:table-cell>
              <table:table-cell>
                <text:p text:style-name="P7"><text:span text:style-name="T2">21400.9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Raport roczny (<text:span text:style-name="T1">Top </text:span><text:span text:style-name="T1">12 </text:span><text:span text:style-name="T1">Mont</text:span><text:span text:style-name="T1">hs</text:span>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Zagregowany na poziomie miesięcy</text:p>
              </text:list-item>
              <text:list-item>
                <text:p>Uporządkowany malejąco wg wartości sprzedaży</text:p>
              </text:list-item>
              <text:list-item>
                <text:p>Kolumna z pozycją w rankingu</text:p>
              </text:list-item>
            </text:list>
          </draw:text-box>
        </draw:frame>
        <draw:frame draw:style-name="standard" draw:layer="layout" svg:width="10.62cm" svg:height="10.607cm" svg:x="14.517cm" svg:y="3.7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 text:style-name="P8">Rank</text:p>
              </table:table-cell>
              <table:table-cell>
                <text:p text:style-name="P8">SaleDate</text:p>
              </table:table-cell>
              <table:table-cell>
                <text:p text:style-name="P8">SaleAmount</text:p>
              </table:table-cell>
            </table:table-row>
            <table:table-row table:style-name="ro3" table:default-cell-style-name="gray2">
              <table:table-cell>
                <text:p text:style-name="P9">1</text:p>
              </table:table-cell>
              <table:table-cell>
                <text:p text:style-name="P9">2023-12-31</text:p>
              </table:table-cell>
              <table:table-cell>
                <text:p text:style-name="P9">21400.95</text:p>
              </table:table-cell>
            </table:table-row>
            <table:table-row table:style-name="ro3" table:default-cell-style-name="gray1">
              <table:table-cell>
                <text:p text:style-name="P9">2</text:p>
              </table:table-cell>
              <table:table-cell>
                <text:p text:style-name="P9">2023-10-31</text:p>
              </table:table-cell>
              <table:table-cell>
                <text:p text:style-name="P9">19550.6</text:p>
              </table:table-cell>
            </table:table-row>
            <table:table-row table:style-name="ro3" table:default-cell-style-name="gray2">
              <table:table-cell>
                <text:p text:style-name="P9">3</text:p>
              </table:table-cell>
              <table:table-cell>
                <text:p text:style-name="P9">2023-07-31</text:p>
              </table:table-cell>
              <table:table-cell>
                <text:p text:style-name="P9">18990</text:p>
              </table:table-cell>
            </table:table-row>
            <table:table-row table:style-name="ro3" table:default-cell-style-name="gray1">
              <table:table-cell>
                <text:p text:style-name="P9">4</text:p>
              </table:table-cell>
              <table:table-cell>
                <text:p text:style-name="P9">2023-11-30</text:p>
              </table:table-cell>
              <table:table-cell>
                <text:p text:style-name="P9">18310.5</text:p>
              </table:table-cell>
            </table:table-row>
            <table:table-row table:style-name="ro3" table:default-cell-style-name="gray2">
              <table:table-cell>
                <text:p text:style-name="P9">5</text:p>
              </table:table-cell>
              <table:table-cell>
                <text:p text:style-name="P9">2023-05-31</text:p>
              </table:table-cell>
              <table:table-cell>
                <text:p text:style-name="P9">17850.25</text:p>
              </table:table-cell>
            </table:table-row>
            <table:table-row table:style-name="ro3" table:default-cell-style-name="gray1">
              <table:table-cell>
                <text:p text:style-name="P9">6</text:p>
              </table:table-cell>
              <table:table-cell>
                <text:p text:style-name="P9">2023-08-31</text:p>
              </table:table-cell>
              <table:table-cell>
                <text:p text:style-name="P9">17850.25</text:p>
              </table:table-cell>
            </table:table-row>
            <table:table-row table:style-name="ro3" table:default-cell-style-name="gray2">
              <table:table-cell>
                <text:p text:style-name="P9">7</text:p>
              </table:table-cell>
              <table:table-cell>
                <text:p text:style-name="P9">2023-06-30</text:p>
              </table:table-cell>
              <table:table-cell>
                <text:p text:style-name="P9">16670.55</text:p>
              </table:table-cell>
            </table:table-row>
            <table:table-row table:style-name="ro3" table:default-cell-style-name="gray1">
              <table:table-cell>
                <text:p text:style-name="P9">8</text:p>
              </table:table-cell>
              <table:table-cell>
                <text:p text:style-name="P9">2023-09-30</text:p>
              </table:table-cell>
              <table:table-cell>
                <text:p text:style-name="P9">16220.8</text:p>
              </table:table-cell>
            </table:table-row>
            <table:table-row table:style-name="ro3" table:default-cell-style-name="gray2">
              <table:table-cell>
                <text:p text:style-name="P9">9</text:p>
              </table:table-cell>
              <table:table-cell>
                <text:p text:style-name="P9">2023-03-31</text:p>
              </table:table-cell>
              <table:table-cell>
                <text:p text:style-name="P9">15480.1</text:p>
              </table:table-cell>
            </table:table-row>
            <table:table-row table:style-name="ro3" table:default-cell-style-name="gray1">
              <table:table-cell>
                <text:p text:style-name="P9">10</text:p>
              </table:table-cell>
              <table:table-cell>
                <text:p text:style-name="P9">2023-04-30</text:p>
              </table:table-cell>
              <table:table-cell>
                <text:p text:style-name="P9">13200.99</text:p>
              </table:table-cell>
            </table:table-row>
            <table:table-row table:style-name="ro3" table:default-cell-style-name="gray2">
              <table:table-cell>
                <text:p text:style-name="P9">11</text:p>
              </table:table-cell>
              <table:table-cell>
                <text:p text:style-name="P9">2023-01-31</text:p>
              </table:table-cell>
              <table:table-cell>
                <text:p text:style-name="P9">12540.75</text:p>
              </table:table-cell>
            </table:table-row>
            <table:table-row table:style-name="ro3" table:default-cell-style-name="gray1">
              <table:table-cell>
                <text:p text:style-name="P9">12</text:p>
              </table:table-cell>
              <table:table-cell>
                <text:p text:style-name="P9">2023-02-28</text:p>
              </table:table-cell>
              <table:table-cell>
                <text:p text:style-name="P9">11230.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2">
        <draw:frame presentation:style-name="pr6" draw:text-style-name="P3" draw:layer="layout" svg:width="25.199cm" svg:height="12.19cm" svg:x="1.471cm" svg:y="1.78cm" presentation:class="subtitle" presentation:user-transformed="true">
          <draw:text-box>
            <text:p>Running totals problem</text:p>
            <text:p>(Problem sum bieżących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5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12.297cm" svg:height="4.356cm" svg:x="1.4cm" svg:y="3.685cm" presentation:class="outline">
          <draw:text-box>
            <text:p>Raport roczny</text:p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presentation:style-name="pr7" draw:layer="layout" svg:width="12.297cm" svg:height="4.356cm" svg:x="1.4cm" svg:y="8.45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20:31:58.791545365</meta:creation-date>
    <dc:date>2025-12-02T05:18:08.347229541</dc:date>
    <meta:editing-duration>PT4H29M35S</meta:editing-duration>
    <meta:editing-cycles>9</meta:editing-cycles>
    <meta:generator>LibreOffice/7.4.7.2$Linux_ARM_EABI LibreOffice_project/40$Build-2</meta:generator>
    <meta:document-statistic meta:object-count="48"/>
  </office:meta>
</office:document-meta>
</file>